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8af4d"/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5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officeooo:paragraph-rsid="0009d402"/>
    </style:style>
    <style:style style:name="P6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officeooo:paragraph-rsid="00099836"/>
    </style:style>
    <style:style style:name="P7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officeooo:rsid="00099836" officeooo:paragraph-rsid="00099836" style:font-size-asian="12pt" style:font-name-complex="Times New Roman1" style:font-size-complex="12pt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</style:tab-stops>
      </style:paragraph-properties>
      <style:text-properties style:font-name="Times New Roman" fo:font-size="12pt" fo:language="id" fo:country="ID" style:font-size-asian="12pt" style:font-name-complex="Times New Roman1" style:font-size-complex="12pt"/>
    </style:style>
    <style:style style:name="P11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5c2af"/>
    </style:style>
    <style:style style:name="P13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77b33"/>
    </style:style>
    <style:style style:name="P14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8af4d"/>
    </style:style>
    <style:style style:name="P15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36bc1d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08af4d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99836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f84ff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740e05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f9d1bd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09d402" style:font-size-asian="12pt" style:font-name-complex="Times New Roman1" style:font-size-complex="12pt"/>
    </style:style>
    <style:style style:name="T9" style:family="text">
      <style:text-properties style:font-name="Times New Roman" fo:font-size="12pt" fo:language="id" fo:country="ID" style:font-size-asian="12pt" style:font-name-complex="Times New Roman1" style:font-size-complex="12pt"/>
    </style:style>
    <style:style style:name="T10" style:family="text">
      <style:text-properties style:font-name="Times New Roman" fo:font-size="12pt" fo:language="id" fo:country="ID" officeooo:rsid="0005c2af" style:font-size-asian="12pt" style:font-name-complex="Times New Roman1" style:font-size-complex="12pt"/>
    </style:style>
    <style:style style:name="T11" style:family="text">
      <style:text-properties style:font-name="Times New Roman" fo:font-size="12pt" fo:language="id" fo:country="ID" officeooo:rsid="0008af4d" style:font-size-asian="12pt" style:font-name-complex="Times New Roman1" style:font-size-complex="12pt"/>
    </style:style>
    <style:style style:name="T12" style:family="text">
      <style:text-properties style:font-name="Times New Roman" fo:font-size="12pt" fo:language="id" fo:country="ID" officeooo:rsid="003b05d9" style:font-size-asian="12pt" style:font-name-complex="Times New Roman1" style:font-size-complex="12pt"/>
    </style:style>
    <style:style style:name="T13" style:family="text">
      <style:text-properties style:font-name="Times New Roman" fo:font-size="12pt" fo:language="id" fo:country="ID" officeooo:rsid="00099836" style:font-size-asian="12pt" style:font-name-complex="Times New Roman1" style:font-size-complex="12pt"/>
    </style:style>
    <style:style style:name="T14" style:family="text">
      <style:text-properties style:font-name="Times New Roman" fo:font-size="12pt" fo:language="id" fo:country="ID" officeooo:rsid="00f84ff9" style:font-size-asian="12pt" style:font-name-complex="Times New Roman1" style:font-size-complex="12pt"/>
    </style:style>
    <style:style style:name="T15" style:family="text">
      <style:text-properties style:font-name="Times New Roman" fo:font-size="12pt" fo:language="id" fo:country="ID" officeooo:rsid="0074f08f" style:font-size-asian="12pt" style:font-name-complex="Times New Roman1" style:font-size-complex="12pt"/>
    </style:style>
    <style:style style:name="T16" style:family="text">
      <style:text-properties style:font-name="Times New Roman" fo:font-size="12pt" fo:language="id" fo:country="ID" officeooo:rsid="0069af7a" style:font-size-asian="12pt" style:font-name-complex="Times New Roman1" style:font-size-complex="12pt"/>
    </style:style>
    <style:style style:name="T17" style:family="text">
      <style:text-properties style:font-name="Times New Roman" fo:font-size="12pt" fo:language="id" fo:country="ID" officeooo:rsid="00f9d1bd" style:font-size-asian="12pt" style:font-name-complex="Times New Roman1" style:font-size-complex="12pt"/>
    </style:style>
    <style:style style:name="T18" style:family="text">
      <style:text-properties style:font-name="Times New Roman" fo:font-size="12pt" fo:language="id" fo:country="ID" officeooo:rsid="006c7bbf" style:font-size-asian="12pt" style:font-name-complex="Times New Roman1" style:font-size-complex="12pt"/>
    </style:style>
    <style:style style:name="T19" style:family="text">
      <style:text-properties style:font-name="Times New Roman" fo:font-size="12pt" fo:language="id" fo:country="ID" officeooo:rsid="0009d402" style:font-size-asian="12pt" style:font-name-complex="Times New Roman1" style:font-size-complex="12pt"/>
    </style:style>
    <style:style style:name="T20" style:family="text">
      <style:text-properties style:font-name="Times New Roman" fo:font-size="12pt" fo:language="id" fo:country="ID" officeooo:rsid="00fae96f" style:font-size-asian="12pt" style:font-name-complex="Times New Roman1" style:font-size-complex="12pt"/>
    </style:style>
    <style:style style:name="T21" style:family="text">
      <style:text-properties style:font-name="Times New Roman" fo:font-size="12pt" fo:language="id" fo:country="ID" officeooo:rsid="000b685a" style:font-size-asian="12pt" style:font-name-complex="Times New Roman1" style:font-size-complex="12pt"/>
    </style:style>
    <style:style style:name="T22" style:family="text">
      <style:text-properties style:font-name="Times New Roman" fo:font-size="12pt" fo:language="id" fo:country="ID" fo:font-weight="normal" officeooo:rsid="006f31ee" style:font-size-asian="12pt" style:font-weight-asian="normal" style:font-name-complex="Times New Roman1" style:font-size-complex="12pt" style:font-weight-complex="normal"/>
    </style:style>
    <style:style style:name="T23" style:family="text">
      <style:text-properties style:font-name="Times New Roman" fo:font-size="12pt" fo:language="id" fo:country="ID" fo:font-weight="normal" officeooo:rsid="00f9d1bd" style:font-size-asian="12pt" style:font-weight-asian="normal" style:font-name-complex="Times New Roman1" style:font-size-complex="12pt" style:font-weight-complex="normal"/>
    </style:style>
    <style:style style:name="T24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25" style:family="text">
      <style:text-properties style:font-name="Times New Roman" fo:font-size="12pt" fo:font-weight="normal" officeooo:rsid="00077b33" style:font-size-asian="12pt" style:font-weight-asian="normal" style:font-name-complex="Times New Roman1" style:font-size-complex="12pt" style:font-weight-complex="normal"/>
    </style:style>
    <style:style style:name="T26" style:family="text">
      <style:text-properties style:font-name="Times New Roman" fo:font-size="12pt" fo:font-weight="normal" officeooo:rsid="007303a4" style:font-size-asian="12pt" style:font-weight-asian="normal" style:font-name-complex="Times New Roman1" style:font-size-complex="12pt" style:font-weight-complex="normal"/>
    </style:style>
    <style:style style:name="T27" style:family="text">
      <style:text-properties style:font-name="Times New Roman" fo:font-size="12pt" fo:font-weight="normal" officeooo:rsid="0008af4d" style:font-size-asian="12pt" style:font-weight-asian="normal" style:font-name-complex="Times New Roman1" style:font-size-complex="12pt" style:font-weight-complex="normal"/>
    </style:style>
    <style:style style:name="T28" style:family="text">
      <style:text-properties style:font-name="Times New Roman" fo:font-size="12pt" fo:font-weight="normal" officeooo:rsid="0009d402" style:font-size-asian="12pt" style:font-weight-asian="normal" style:font-name-complex="Times New Roman1" style:font-size-complex="12pt" style:font-weight-complex="normal"/>
    </style:style>
    <style:style style:name="T29" style:family="text">
      <style:text-properties style:font-name="Liberation Sans" fo:font-size="12pt" style:font-size-asian="12pt" style:font-name-complex="Times New Roman1" style:font-size-complex="12pt"/>
    </style:style>
    <style:style style:name="T30" style:family="text">
      <style:text-properties style:font-name="Liberation Serif" fo:font-size="12pt" fo:font-weight="normal" officeooo:rsid="003b05d9" style:font-size-asian="12pt" style:font-weight-asian="normal" style:font-name-complex="Times New Roman1" style:font-size-complex="12pt" style:font-weight-complex="normal"/>
    </style:style>
    <style:style style:name="T31" style:family="text">
      <style:text-properties style:font-name="Liberation Serif" fo:font-size="12pt" fo:font-weight="normal" officeooo:rsid="0009d402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GoBack"/>DAFTAR GAMBAR</text:p>
      <text:p text:style-name="P1"><text:span text:style-name="T9">Gambar <text:tab/><text:tab/><text:tab/><text:tab/><text:tab/><text:tab/><text:tab/><text:tab/> <text:s text:c="3"/></text:span><text:span text:style-name="T1">Halaman</text:span></text:p>
      <text:p text:style-name="P11"><text:span text:style-name="T1">Gambar 3.1. </text:span><text:span text:style-name="T9">Urutan Prosedur Proses Remaste</text:span><text:span text:style-name="T21">r<text:tab/><text:tab/></text:span><text:span text:style-name="T10">32</text:span></text:p>
      <text:p text:style-name="P12"><text:span text:style-name="T1">Gambar 4.1 </text:span><text:span text:style-name="T2">Use Case Sistem Operasi</text:span><text:span text:style-name="T9"> <text:tab/><text:tab/></text:span><text:span text:style-name="T10">33</text:span></text:p>
      <text:p text:style-name="P13"><text:span text:style-name="T1">Gambar 4.2 </text:span><text:span text:style-name="T24">Deskripsi </text:span><text:span text:style-name="T25">E</text:span><text:span text:style-name="T24">lemet UML<text:tab/><text:tab/></text:span><text:span text:style-name="T10">3</text:span><text:span text:style-name="T9">5</text:span></text:p>
      <text:p text:style-name="P14"><text:span text:style-name="T1">Gambar 4.3 Diagram Activity Sistem Operasi</text:span><text:span text:style-name="T9"> <text:tab/><text:tab/></text:span><text:span text:style-name="T11">35</text:span></text:p>
      <text:p text:style-name="P3"><text:span text:style-name="T1">Gambar 4.4</text:span><text:span text:style-name="T29"> </text:span><text:span text:style-name="T30">Algoritma Remasering sistem Operasi U</text:span><text:span text:style-name="T31">bos ..</text:span><text:span text:style-name="T30">………………….</text:span><text:span text:style-name="T1">.</text:span><text:span text:style-name="T3">3</text:span><text:span text:style-name="T1">6</text:span></text:p>
      <text:p text:style-name="P2"><text:span text:style-name="T1">Gambar 4.5 </text:span><text:span text:style-name="T9">Tampilan Lingkungan Desktop </text:span><text:span text:style-name="T1"><text:tab/></text:span><text:span text:style-name="T9">.</text:span><text:span text:style-name="T11">40</text:span></text:p>
      <text:p text:style-name="P3"><text:span text:style-name="T1">Gambar </text:span><text:span text:style-name="T9">4</text:span><text:span text:style-name="T1">.</text:span><text:span text:style-name="T11">6</text:span><text:span text:style-name="T1"> <text:s/></text:span><text:span text:style-name="T12">Tampilan Lingkungan Desktop</text:span><text:span text:style-name="T1"><text:tab/>.</text:span><text:span text:style-name="T9">4</text:span><text:span text:style-name="T11">0</text:span></text:p>
      <text:p text:style-name="P3"><text:span text:style-name="T1">Gambar </text:span><text:span text:style-name="T9">4</text:span><text:span text:style-name="T1">.</text:span><text:span text:style-name="T3">7 </text:span><text:span text:style-name="T26">Tampilan </text:span><text:span text:style-name="T27">B</text:span><text:span text:style-name="T26">ooting </text:span><text:span text:style-name="T27">U</text:span><text:span text:style-name="T28">bos</text:span><text:span text:style-name="T9"> </text:span><text:span text:style-name="T1"><text:tab/></text:span><text:span text:style-name="T9">4</text:span><text:span text:style-name="T11">4</text:span></text:p>
      <text:p text:style-name="P4"><text:span text:style-name="T1">Gambar </text:span><text:span text:style-name="T9">4</text:span><text:span text:style-name="T1">.</text:span><text:span text:style-name="T13">8 </text:span><text:span text:style-name="T1">.Pemilihan </text:span><text:span text:style-name="T4">M</text:span><text:span text:style-name="T1">ode </text:span><text:span text:style-name="T4">L</text:span><text:span text:style-name="T1">ive dan </text:span><text:span text:style-name="T4">M</text:span><text:span text:style-name="T1">ode </text:span><text:span text:style-name="T4">I</text:span><text:span text:style-name="T1">nstall </text:span><text:span text:style-name="T4">U</text:span><text:span text:style-name="T8">bos</text:span><text:span text:style-name="T1"><text:tab/></text:span><text:span text:style-name="T9">4</text:span><text:span text:style-name="T13">5</text:span></text:p>
      <text:p text:style-name="P4"><text:span text:style-name="T1">Gambar </text:span><text:span text:style-name="T9">4</text:span><text:span text:style-name="T1">.</text:span><text:span text:style-name="T13">9</text:span><text:span text:style-name="T1">. <text:s/></text:span><text:span text:style-name="T13">Tipe </text:span><text:span text:style-name="T14">I</text:span><text:span text:style-name="T13">nstall dan </text:span><text:span text:style-name="T14">P</text:span><text:span text:style-name="T13">emilihan </text:span><text:span text:style-name="T14">P</text:span><text:span text:style-name="T13">artisi</text:span><text:span text:style-name="T1"><text:tab/></text:span><text:span text:style-name="T9">4</text:span><text:span text:style-name="T13">6</text:span></text:p>
      <text:p text:style-name="P6"><text:span text:style-name="T1">Gambar </text:span><text:span text:style-name="T9">4</text:span><text:span text:style-name="T1">.</text:span><text:span text:style-name="T13">10</text:span><text:span text:style-name="T1">. </text:span><text:span text:style-name="T9">Menyertakan </text:span><text:span text:style-name="T14">P</text:span><text:span text:style-name="T9">embacaan </text:span><text:span text:style-name="T14">K</text:span><text:span text:style-name="T9">ode </text:span><text:span text:style-name="T14">M</text:span><text:span text:style-name="T9">ultimedia</text:span><text:span text:style-name="T1"><text:tab/></text:span><text:span text:style-name="T9">4</text:span><text:span text:style-name="T13">6</text:span></text:p>
      <text:p text:style-name="P8"/>
      <text:p text:style-name="P6"><text:span text:style-name="T1">Gambar </text:span><text:span text:style-name="T9">4</text:span><text:span text:style-name="T1">.</text:span><text:span text:style-name="T4">11 Posisi </text:span><text:span text:style-name="T5">P</text:span><text:span text:style-name="T4">enginstall </text:span><text:span text:style-name="T5">U</text:span><text:span text:style-name="T4">bos</text:span><text:span text:style-name="T1"><text:tab/></text:span><text:span text:style-name="T9">4</text:span><text:span text:style-name="T13">7</text:span></text:p>
      <text:p text:style-name="P9"/>
      <text:p text:style-name="P4"><text:span text:style-name="T1">Gambar </text:span><text:span text:style-name="T9">4</text:span><text:span text:style-name="T1">.</text:span><text:span text:style-name="T13">12 Pemilihan </text:span><text:span text:style-name="T14">M</text:span><text:span text:style-name="T13">ap </text:span><text:span text:style-name="T14">K</text:span><text:span text:style-name="T13">eyboard</text:span><text:span text:style-name="T1"><text:tab/></text:span><text:span text:style-name="T13">48</text:span></text:p>
      <text:p text:style-name="P4"><text:span text:style-name="T1">Gambar </text:span><text:span text:style-name="T9">4</text:span><text:span text:style-name="T1">.</text:span><text:span text:style-name="T4">13 Memasukan </text:span><text:span text:style-name="T5">N</text:span><text:span text:style-name="T4">ama </text:span><text:span text:style-name="T5">P</text:span><text:span text:style-name="T4">engguna dan </text:span><text:span text:style-name="T5">P</text:span><text:span text:style-name="T4">assword</text:span><text:span text:style-name="T9"> </text:span><text:span text:style-name="T1"><text:tab/></text:span><text:span text:style-name="T13">48</text:span></text:p>
      <text:p text:style-name="P4"><text:span text:style-name="T1">Gambar </text:span><text:span text:style-name="T9">4</text:span><text:span text:style-name="T1">.</text:span><text:span text:style-name="T13">14 Tampilan </text:span><text:span text:style-name="T14">S</text:span><text:span text:style-name="T13">lideshow 1 </text:span><text:span text:style-name="T14">I</text:span><text:span text:style-name="T13">nstall </text:span><text:span text:style-name="T14">U</text:span><text:span text:style-name="T13">bos</text:span><text:span text:style-name="T1"><text:tab/></text:span><text:span text:style-name="T13">49</text:span></text:p>
      <text:p text:style-name="P4"><text:span text:style-name="T1">Gambar </text:span><text:span text:style-name="T9">4</text:span><text:span text:style-name="T1">.</text:span><text:span text:style-name="T4">15 Tampilan </text:span><text:span text:style-name="T5">S</text:span><text:span text:style-name="T4">lideshow </text:span><text:span text:style-name="T6">2</text:span><text:span text:style-name="T4"> </text:span><text:span text:style-name="T5">I</text:span><text:span text:style-name="T4">nstall </text:span><text:span text:style-name="T5">U</text:span><text:span text:style-name="T4">bos</text:span><text:span text:style-name="T9"> </text:span><text:span text:style-name="T1"><text:tab/></text:span><text:span text:style-name="T13">50</text:span></text:p>
      <text:p text:style-name="P4"><text:span text:style-name="T1">Gambar </text:span><text:span text:style-name="T9">4</text:span><text:span text:style-name="T1">.</text:span><text:span text:style-name="T9">1</text:span><text:span text:style-name="T13">6 Tampilan </text:span><text:span text:style-name="T14">S</text:span><text:span text:style-name="T13">lideshow </text:span><text:span text:style-name="T15">3</text:span><text:span text:style-name="T13"> </text:span><text:span text:style-name="T14">I</text:span><text:span text:style-name="T13">nstall </text:span><text:span text:style-name="T14">U</text:span><text:span text:style-name="T13">bos</text:span><text:span text:style-name="T9"> </text:span><text:span text:style-name="T1"><text:tab/></text:span><text:span text:style-name="T9">5</text:span><text:span text:style-name="T13">1</text:span></text:p>
      <text:p text:style-name="P4"><text:span text:style-name="T1">Gambar </text:span><text:span text:style-name="T9">4</text:span><text:span text:style-name="T1">.</text:span><text:span text:style-name="T9">1</text:span><text:span text:style-name="T13">7 </text:span><text:span text:style-name="T16">Tampilan </text:span><text:span text:style-name="T17">Sl</text:span><text:span text:style-name="T16">ideshow <text:s/></text:span><text:span text:style-name="T13">4 </text:span><text:span text:style-name="T17">I</text:span><text:span text:style-name="T16">nstall </text:span><text:span text:style-name="T17">U</text:span><text:span text:style-name="T16">bos</text:span><text:span text:style-name="T1"><text:tab/></text:span><text:span text:style-name="T9">52</text:span></text:p>
      <text:p text:style-name="P4"><text:soft-page-break/><text:span text:style-name="T1">Gambar </text:span><text:span text:style-name="T9">4</text:span><text:span text:style-name="T1">.</text:span><text:span text:style-name="T9">1</text:span><text:span text:style-name="T13">8 </text:span><text:span text:style-name="T18">Tampilan </text:span><text:span text:style-name="T17">S</text:span><text:span text:style-name="T18">lideshow </text:span><text:span text:style-name="T17">5 </text:span><text:span text:style-name="T18"><text:s/></text:span><text:span text:style-name="T17">I</text:span><text:span text:style-name="T18">nstall </text:span><text:span text:style-name="T17">U</text:span><text:span text:style-name="T13">bos</text:span><text:span text:style-name="T18">...........................................</text:span><text:span text:style-name="T9">5</text:span><text:span text:style-name="T13">2</text:span></text:p>
      <text:p text:style-name="P4"><text:span text:style-name="T1">Gambar </text:span><text:span text:style-name="T9">4</text:span><text:span text:style-name="T1">.</text:span><text:span text:style-name="T9">1</text:span><text:span text:style-name="T13">9 Tampilan </text:span><text:span text:style-name="T17">S</text:span><text:span text:style-name="T13">elesai </text:span><text:span text:style-name="T17">P</text:span><text:span text:style-name="T13">eng</text:span><text:span text:style-name="T15">installan Ubos</text:span><text:span text:style-name="T1"><text:tab/></text:span><text:span text:style-name="T9">5</text:span><text:span text:style-name="T13">3</text:span></text:p>
      <text:p text:style-name="P4"><text:span text:style-name="T1">Gambar </text:span><text:span text:style-name="T9">4</text:span><text:span text:style-name="T1">.</text:span><text:span text:style-name="T4">20 Tampilan </text:span><text:span text:style-name="T7">Desktop Ubos</text:span><text:span text:style-name="T9"> </text:span><text:span text:style-name="T1"><text:tab/></text:span><text:span text:style-name="T9">5</text:span><text:span text:style-name="T13">3</text:span></text:p>
      <text:p text:style-name="P4"><text:span text:style-name="T1">Gambar </text:span><text:span text:style-name="T9">4</text:span><text:span text:style-name="T1">.</text:span><text:span text:style-name="T4">21 Tampilan </text:span><text:span text:style-name="T7">Menu Ubos</text:span><text:span text:style-name="T9"> </text:span><text:span text:style-name="T1"><text:tab/></text:span><text:span text:style-name="T9">5</text:span><text:span text:style-name="T13">4</text:span></text:p>
      <text:p text:style-name="P4"><text:span text:style-name="T1">Gambar </text:span><text:span text:style-name="T9">4</text:span><text:span text:style-name="T1">.</text:span><text:span text:style-name="T13">22 Tampilan </text:span><text:span text:style-name="T17">Atom di Ubos</text:span><text:span text:style-name="T1"><text:tab/></text:span><text:span text:style-name="T9">5</text:span><text:span text:style-name="T13">4</text:span></text:p>
      <text:p text:style-name="P4"><text:span text:style-name="T1">Gambar </text:span><text:span text:style-name="T9">4</text:span><text:span text:style-name="T1">.</text:span><text:span text:style-name="T13">23 Tampilan </text:span><text:span text:style-name="T17">File Manager Ubos</text:span><text:span text:style-name="T1"><text:tab/></text:span><text:span text:style-name="T9">5</text:span><text:span text:style-name="T13">5</text:span></text:p>
      <text:p text:style-name="P4"><text:span text:style-name="T1">Gambar </text:span><text:span text:style-name="T9">4</text:span><text:span text:style-name="T1">.</text:span><text:span text:style-name="T4">24 </text:span><text:span text:style-name="T1">Tampilan </text:span><text:span text:style-name="T7">Meliat Versi Ubos</text:span><text:span text:style-name="T9"> </text:span><text:span text:style-name="T1"><text:tab/></text:span><text:span text:style-name="T9">5</text:span><text:span text:style-name="T13">5</text:span></text:p>
      <text:p text:style-name="P5"><text:span text:style-name="T1">Gambar </text:span><text:span text:style-name="T9">4.</text:span><text:span text:style-name="T19">25 </text:span><text:span text:style-name="T22">Tampilan Kode </text:span><text:span text:style-name="T23">K</text:span><text:span text:style-name="T22">ernel </text:span><text:span text:style-name="T23">U</text:span><text:span text:style-name="T22">bos</text:span><text:span text:style-name="T1"><text:tab/></text:span><text:span text:style-name="T9">5</text:span><text:span text:style-name="T19">6</text:span></text:p>
      <text:p text:style-name="P5"><text:span text:style-name="T1">Gambar </text:span><text:span text:style-name="T9">4</text:span><text:span text:style-name="T1">.</text:span><text:span text:style-name="T9">2</text:span><text:span text:style-name="T19">6 Software Center</text:span><text:span text:style-name="T9"> </text:span><text:span text:style-name="T1"><text:tab/></text:span><text:span text:style-name="T9">5</text:span><text:span text:style-name="T19">7</text:span></text:p>
      <text:p text:style-name="P5"><text:span text:style-name="T1">Gambar </text:span><text:span text:style-name="T9">4</text:span><text:span text:style-name="T1">.</text:span><text:span text:style-name="T9">2</text:span><text:span text:style-name="T19">7 Menginstall Audacity dari </text:span><text:span text:style-name="T20">S</text:span><text:span text:style-name="T19">oftware </text:span><text:span text:style-name="T20">C</text:span><text:span text:style-name="T19">enter</text:span><text:span text:style-name="T9"> </text:span><text:span text:style-name="T1"><text:tab/></text:span><text:span text:style-name="T19">57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4.001cm" fo:margin-bottom="1.27cm" fo:margin-left="4.001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9-08-13T22:43:00.529000000</dc:date>
    <meta:editing-cycles>5</meta:editing-cycles>
    <meta:editing-duration>PT34M2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31" meta:word-count="202" meta:character-count="1335" meta:non-whitespace-character-count="11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